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627190002B7ABA9ADC76F.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635cm" fo:margin-right="0cm" fo:margin-top="0cm" fo:margin-bottom="0.353cm" fo:line-height="115%" fo:text-indent="0cm" style:auto-text-indent="false"/>
      <style:text-properties fo:font-size="11pt" fo:language="en" fo:country="none" style:font-size-asian="11pt" style:font-size-complex="11pt"/>
    </style:style>
    <style:style style:name="P2" style:family="paragraph" style:parent-style-name="Standard" style:list-style-name="" style:master-page-name="Standard">
      <style:paragraph-properties fo:margin-top="0cm" fo:margin-bottom="0.353cm" fo:line-height="115%" fo:text-align="center" style:justify-single-word="false" style:page-number="auto"/>
      <style:text-properties fo:font-size="22pt" fo:language="en" fo:country="none" style:text-underline-style="solid" style:text-underline-width="auto" style:text-underline-color="font-color" fo:font-weight="bold" style:font-size-asian="22pt" style:font-weight-asian="bold" style:font-size-complex="22pt" style:font-weight-complex="bold"/>
    </style:style>
    <style:style style:name="P3" style:family="paragraph" style:parent-style-name="Standard" style:list-style-name="">
      <style:paragraph-properties fo:margin-top="0cm" fo:margin-bottom="0.353cm" fo:line-height="115%" fo:text-align="center" style:justify-single-word="false"/>
      <style:text-properties fo:font-size="16pt" fo:language="en" fo:country="none" style:text-underline-style="solid" style:text-underline-width="auto" style:text-underline-color="font-color" style:font-size-asian="16pt" style:font-size-complex="16pt"/>
    </style:style>
    <style:style style:name="P4" style:family="paragraph" style:parent-style-name="Standard" style:list-style-name="">
      <style:paragraph-properties fo:margin-left="0.635cm" fo:margin-right="0cm" fo:margin-top="0cm" fo:margin-bottom="0.353cm" fo:line-height="115%" fo:text-indent="-0.635cm" style:auto-text-indent="false">
        <style:tab-stops/>
      </style:paragraph-properties>
    </style:style>
    <style:style style:name="P5" style:family="paragraph" style:parent-style-name="Standard" style:list-style-name="">
      <style:paragraph-properties fo:margin-left="0.635cm" fo:margin-right="0cm" fo:margin-top="0cm" fo:margin-bottom="0.353cm" fo:line-height="115%" fo:text-indent="-0.635cm" style:auto-text-indent="false">
        <style:tab-stops/>
      </style:paragraph-properties>
      <style:text-properties fo:font-size="16pt" fo:language="en" fo:country="none" style:font-size-asian="16pt" style:font-size-complex="16pt"/>
    </style:style>
    <style:style style:name="P6" style:family="paragraph" style:parent-style-name="Standard" style:list-style-name="">
      <style:paragraph-properties fo:margin-left="0.635cm" fo:margin-right="0cm" fo:margin-top="0cm" fo:margin-bottom="0.353cm" fo:line-height="115%" fo:text-indent="-0.635cm" style:auto-text-indent="false">
        <style:tab-stops/>
      </style:paragraph-properties>
      <style:text-properties fo:font-size="16pt" fo:language="en" fo:country="none" style:font-size-asian="16pt" style:font-size-complex="16pt"/>
    </style:style>
    <style:style style:name="P7" style:family="paragraph" style:parent-style-name="Standard" style:list-style-name="">
      <style:paragraph-properties fo:margin-left="0.635cm" fo:margin-right="0cm" fo:margin-top="0cm" fo:margin-bottom="0.353cm" fo:line-height="100%" fo:text-indent="-0.635cm" style:auto-text-indent="false">
        <style:tab-stops/>
      </style:paragraph-properties>
      <style:text-properties fo:font-size="16pt" fo:language="en" fo:country="none" style:font-size-asian="16pt" style:font-size-complex="16pt"/>
    </style:style>
    <style:style style:name="P8" style:family="paragraph" style:parent-style-name="Standard" style:list-style-name="">
      <style:paragraph-properties fo:margin-left="0.635cm" fo:margin-right="0cm" fo:margin-top="0cm" fo:margin-bottom="0.353cm" fo:line-height="100%" fo:text-indent="-0.635cm" style:auto-text-indent="false">
        <style:tab-stops/>
      </style:paragraph-properties>
      <style:text-properties fo:font-size="16pt" fo:language="en" fo:country="none" style:font-size-asian="16pt" style:font-size-complex="16pt"/>
    </style:style>
    <style:style style:name="P9" style:family="paragraph" style:parent-style-name="Standard" style:list-style-name="">
      <style:paragraph-properties fo:margin-left="0.635cm" fo:margin-right="0cm" fo:margin-top="0cm" fo:margin-bottom="0.25cm" fo:line-height="100%" fo:text-indent="-0.635cm" style:auto-text-indent="false">
        <style:tab-stops/>
      </style:paragraph-properties>
      <style:text-properties fo:font-size="16pt" fo:language="en" fo:country="none" style:font-size-asian="16pt" style:font-size-complex="16pt"/>
    </style:style>
    <style:style style:name="P10" style:family="paragraph" style:parent-style-name="Standard" style:list-style-name="">
      <style:paragraph-properties fo:margin-left="0.635cm" fo:margin-right="0cm" fo:margin-top="0cm" fo:margin-bottom="0.046cm" fo:line-height="100%" fo:text-indent="-0.635cm" style:auto-text-indent="false">
        <style:tab-stops/>
      </style:paragraph-properties>
      <style:text-properties fo:font-size="16pt" fo:language="en" fo:country="none" style:font-size-asian="16pt" style:font-size-complex="16pt"/>
    </style:style>
    <style:style style:name="P11" style:family="paragraph" style:parent-style-name="Standard" style:list-style-name="">
      <style:paragraph-properties fo:margin-left="0.635cm" fo:margin-right="0cm" fo:margin-top="0cm" fo:margin-bottom="0cm" fo:line-height="100%" fo:text-indent="-0.635cm" style:auto-text-indent="false">
        <style:tab-stops/>
      </style:paragraph-properties>
      <style:text-properties fo:font-size="16pt" fo:language="en" fo:country="none" style:font-size-asian="16pt" style:font-size-complex="16pt"/>
    </style:style>
    <style:style style:name="P12" style:family="paragraph" style:parent-style-name="Standard" style:list-style-name="RTF_5f_Num_20_2">
      <style:paragraph-properties fo:margin-left="1.27cm" fo:margin-right="0cm" fo:margin-top="0cm" fo:margin-bottom="0.353cm" fo:line-height="100%" fo:text-indent="-0.635cm" style:auto-text-indent="false">
        <style:tab-stops/>
      </style:paragraph-properties>
      <style:text-properties fo:font-size="16pt" fo:language="en" fo:country="none" style:font-size-asian="16pt" style:font-size-complex="16pt"/>
    </style:style>
    <style:style style:name="P13" style:family="paragraph" style:parent-style-name="Standard" style:list-style-name="">
      <style:paragraph-properties fo:margin-left="0cm" fo:margin-right="0cm" fo:margin-top="0cm" fo:margin-bottom="0.353cm" fo:line-height="100%" fo:text-indent="0cm" style:auto-text-indent="false">
        <style:tab-stops/>
      </style:paragraph-properties>
      <style:text-properties fo:font-size="16pt" fo:language="en" fo:country="none" style:font-size-asian="16pt" style:font-size-complex="16pt"/>
    </style:style>
    <style:style style:name="T1" style:family="text">
      <style:text-properties fo:font-size="16pt" fo:language="en" fo:country="none" style:font-size-asian="16pt" style:font-size-complex="16pt"/>
    </style:style>
    <style:style style:name="T2" style:family="text">
      <style:text-properties fo:font-size="16pt" fo:language="en" fo:country="none" fo:font-weight="bold" style:font-size-asian="16pt" style:font-weight-asian="bold" style:font-size-complex="16pt" style:font-weight-complex="bold"/>
    </style:style>
    <style:style style:name="T3" style:family="text">
      <style:text-properties fo:font-size="11pt" fo:language="en" fo:country="none" style:font-size-asian="11pt" style:font-size-complex="11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 Automation Assignment</text:p>
      <text:p text:style-name="P3">(QA Session 3 and 4)</text:p>
      <text:p text:style-name="P3"/>
      <text:p text:style-name="P4"><text:span text:style-name="T1">1. Which software development technique is good for the systems that have third party API calls, cron jobs, data exports/imports, etc.,</text:span><text:span text:style-name="T3"><text:tab/><text:line-break/><text:line-break/></text:span><text:span text:style-name="T1">TDD(Test Driven Developement), as it focuses on how functionality is implemented rather than focusing on end user needs. Above given applications suits this purpose.</text:span></text:p>
      <text:p text:style-name="P5"/>
      <text:p text:style-name="P5">2. Where does Test Automation fit in the Software Life Cycle? Explain with diagram?</text:p>
      <text:p text:style-name="P5"/>
      <text:p text:style-name="P7"><draw:frame draw:style-name="fr1" draw:name="graphics1" text:anchor-type="as-char" svg:width="15.24cm" svg:height="6.731cm" draw:z-index="0"><draw:image xlink:href="Pictures/20000007000627190002B7ABA9ADC76F.wmf" xlink:type="simple" xlink:show="embed" xlink:actuate="onLoad"/></draw:frame></text:p>
      <text:p text:style-name="P13">3. Can we skip the manual testing and why?</text:p>
      <text:p text:style-name="P7"><text:tab/>No, Automation Testing are just robotic and can’t act as a real user prospective. Manual testing, on the other end, allows the developing program to be used as it would be upon launch. Any bugs that may pop up when a user handles the program in a certain way are more likely to be caught with manual testing.</text:p>
      <text:p text:style-name="P7"><text:tab/>(This answer may change when machine learning and AI develop more in future)</text:p>
      <text:p text:style-name="P7"><text:soft-page-break/><text:s/>4.Give the names of the selector? <text:s/></text:p>
      <text:p text:style-name="P10">Targeting using Ids : - </text:p>
      <text:p text:style-name="P10"><text:s/>&lt;input id="email" value=""&gt; <text:s/></text:p>
      <text:p text:style-name="P10">#email <text:s/></text:p>
      <text:p text:style-name="P10">Targeting using attributes <text:s/></text:p>
      <text:p text:style-name="P9">&lt;input name="email" value=""&gt; <text:s/></text:p>
      <text:p text:style-name="P11">[name="email"] <text:s/></text:p>
      <text:p text:style-name="P11">Targeting using class names : - <text:s/></text:p>
      <text:p text:style-name="P11">&lt;div class="some-class another-class"&gt;...&lt;/div&gt; <text:s/></text:p>
      <text:p text:style-name="P11">.some-class.another-class <text:s/></text:p>
      <text:p text:style-name="P11">Targeting using element tag : - <text:s/></text:p>
      <text:p text:style-name="P11">&lt;div class="username"&gt;Justin&lt;/div&gt; <text:s/></text:p>
      <text:p text:style-name="P11">&lt;span class="username"&gt;Justin&lt;/span&gt; <text:s/></text:p>
      <text:p text:style-name="P11">div.username <text:s/>span.username <text:s/></text:p>
      <text:p text:style-name="P11">Targeting using hierarchy : - <text:s/></text:p>
      <text:p text:style-name="P11">&lt;div class=”name”&gt; &lt;label&gt;Deekshika&lt;/label&gt; &lt;/div&gt; </text:p>
      <text:p text:style-name="P11">.name label <text:s/></text:p>
      <text:p text:style-name="P11">Targeting using ordering : - <text:s/></text:p>
      <text:p text:style-name="P11">&lt;ul class=”fruits”&gt; <text:s/></text:p>
      <text:p text:style-name="P11">&lt;li&gt;Apple&lt;/li&gt; <text:s/></text:p>
      <text:p text:style-name="P11">&lt;li&gt;Banana&lt;/li&gt; <text:s/></text:p>
      <text:p text:style-name="P11">&lt;li&gt;Coconut&lt;/li&gt; <text:s/></text:p>
      <text:p text:style-name="P11">&lt;/ul&gt; </text:p>
      <text:p text:style-name="P11">.fruits li:nth-child(2) </text:p>
      <text:p text:style-name="P11"/>
      <text:p text:style-name="P7">5. What is the modular framework? </text:p>
      <text:list xml:id="list6087159296642531237" text:style-name="RTF_5f_Num_20_2">
        <text:list-item>
          <text:p text:style-name="P12">Driver scripts “drive” test execution</text:p>
        </text:list-item>
        <text:list-item>
          <text:p text:style-name="P12">Interaction with the SUT done by functions in a test library</text:p>
        </text:list-item>
        <text:list-item>
          <text:p text:style-name="P12">The objects are defined once and reusable in all test methods.</text:p>
        </text:list-item>
        <text:list-item>
          <text:p text:style-name="P12">Small and to-the-point methods are created for individual functionalities</text:p>
        </text:list-item>
        <text:list-item>
          <text:p text:style-name="P12">The test case is the collection of these small methods and reusable objects</text:p>
        </text:list-item>
      </text:list>
      <text:p text:style-name="P7"/>
      <text:p text:style-name="P7"><text:soft-page-break/>6. Explain the Open source tool.</text:p>
      <text:p text:style-name="P7"><text:tab/>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p text:style-name="P7"/>
      <text:p text:style-name="P7">7. What is Hybrid framework?</text:p>
      <text:list xml:id="list38290178" text:continue-numbering="true" text:style-name="RTF_5f_Num_20_2">
        <text:list-item>
          <text:p text:style-name="P12">Use the combination of two or more of the above-mentioned techniques(record and playback, linear, modular, data driven,keyword driven ), taking from their strengths and minimizing their weaknesses.</text:p>
        </text:list-item>
        <text:list-item>
          <text:p text:style-name="P12">The framework can use the modular approach along with either data-driven or keyword-driven framework.</text:p>
        </text:list-item>
        <text:list-item>
          <text:p text:style-name="P12">The framework can use scripts to perform some tasks that might be too difficult to implement in a pure keyword driven approach.</text:p>
        </text:list-item>
      </text:list>
      <text:p text:style-name="P7"/>
      <text:p text:style-name="P7">8. Write a name of record and replay tool.</text:p>
      <text:p text:style-name="P7"><text:tab/>Selenium IDE, record and replay approach is popular approach among commercial tools.</text:p>
      <text:p text:style-name="P7"><text:tab/>Its very easy to use and need no programming skills.</text:p>
      <text:p text:style-name="P7"/>
      <text:p text:style-name="P7">9. What is the difference between BDD and Cucumber?</text:p>
      <text:p text:style-name="P5"><text:tab/>BDD (Behavior Driven Development) technique is a software development technique that defines the user behavior prior to writing test automation scripts or the functional pieces of code. </text:p>
      <text:p text:style-name="P5"><text:tab/>While, Cucumber is a framework for writing and executing high level descriptions of your software's functionality.</text:p>
      <text:p text:style-name="P4"><text:soft-page-break/><text:span text:style-name="T1"><text:tab/>Cucumber plays a </text:span><text:span text:style-name="T2">central role </text:span><text:span text:style-name="T1">in a development approach called Behaviour Driven Development (BDD)</text:span></text:p>
      <text:p text:style-name="P5"/>
      <text:p text:style-name="P5"><text:s/>10. Can we replace the Regression testing from Test automation and how?</text:p>
      <text:p text:style-name="P5"><text:s/>​ <text:s text:c="2"/>The answer to this question depends on the initial testing approach. If the initial testing approach was manual testing, then the regression testing is usually performed manually. Conversely, if the initial testing approach was automated testing, then the regression testing is usually performed by automated testing. </text:p>
      <text:p text:style-name="P5"/>
      <text:p text:style-name="P5">11. How many ‘A’s test script has? Explain them.</text:p>
      <text:p text:style-name="P5"><text:tab/>#1. ARRANGEMENT or Object Identification</text:p>
      <text:p text:style-name="P5"><text:tab/>We identify objects (buttons, dropdowns etc.) either by their ids, names or by their Window Titles etc.</text:p>
      <text:p text:style-name="P5"><text:tab/>In case of web application, we identify by user ID, or By XPath or By CSS or By Class Name etc. If nothing works, we then identify objects by using mouse coordinates (But it is not a reliable method of object identification).</text:p>
      <text:p text:style-name="P5"><text:tab/>#2. ACTION on the Identified Object</text:p>
      <text:p text:style-name="P5"><text:tab/>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5"><text:tab/>#3. ASSERTION</text:p>
      <text:p text:style-name="P5"><text:tab/>The assertion is basically checking the object with some expected result. For example, if we press 2+3 on the calculator, the screen should show 5.</text:p>
      <text:p text:style-name="P5"><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shank Pant</meta:initial-creator>
    <meta:creation-date>2020-04-08T18:00:57.39</meta:creation-date>
    <dc:date>2020-04-08T18:06:35.41</dc:date>
    <dc:creator>Shashank Pant</dc:creator>
    <meta:editing-duration>PT5M37S</meta:editing-duration>
    <meta:editing-cycles>2</meta:editing-cycles>
    <meta:generator>OpenOffice/4.1.1$Win32 OpenOffice.org_project/411m6$Build-9775</meta:generator>
    <meta:document-statistic meta:table-count="0" meta:image-count="1" meta:object-count="0" meta:page-count="5" meta:paragraph-count="61" meta:word-count="752" meta:character-count="4770"/>
  </office:meta>
</office:document-meta>
</file>